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font-style="normal" officeooo:rsid="0010827c" officeooo:paragraph-rsid="0010827c" style:font-style-asian="normal" style:font-style-complex="normal"/>
    </style:style>
    <style:style style:name="P2" style:family="paragraph" style:parent-style-name="Preformatted_20_Text">
      <style:text-properties officeooo:rsid="0010827c" officeooo:paragraph-rsid="0010827c"/>
    </style:style>
    <style:style style:name="P3" style:family="paragraph" style:parent-style-name="Preformatted_20_Text">
      <style:text-properties fo:font-size="12pt" officeooo:rsid="0010827c" officeooo:paragraph-rsid="0010827c" style:font-size-asian="10.5pt" style:font-size-complex="12pt"/>
    </style:style>
    <style:style style:name="P4" style:family="paragraph" style:parent-style-name="Preformatted_20_Text">
      <style:paragraph-properties fo:margin-top="0in" fo:margin-bottom="0.1965in" loext:contextual-spacing="false"/>
      <style:text-properties officeooo:paragraph-rsid="0011685e"/>
    </style:style>
    <style:style style:name="P5" style:family="paragraph" style:parent-style-name="Standard">
      <style:text-properties officeooo:rsid="001044d4" officeooo:paragraph-rsid="001044d4"/>
    </style:style>
    <style:style style:name="P6" style:family="paragraph" style:parent-style-name="Standard">
      <style:text-properties officeooo:rsid="001044d4" officeooo:paragraph-rsid="00139698"/>
    </style:style>
    <style:style style:name="P7" style:family="paragraph" style:parent-style-name="Standard">
      <style:text-properties officeooo:rsid="001044d4" officeooo:paragraph-rsid="001674b6"/>
    </style:style>
    <style:style style:name="P8" style:family="paragraph" style:parent-style-name="Standard">
      <style:text-properties fo:font-style="italic" officeooo:rsid="0010827c" officeooo:paragraph-rsid="0010827c" style:font-style-asian="italic" style:font-style-complex="italic"/>
    </style:style>
    <style:style style:name="P9" style:family="paragraph" style:parent-style-name="Standard">
      <style:text-properties fo:font-style="normal" officeooo:rsid="0010827c" officeooo:paragraph-rsid="0010827c" style:font-style-asian="normal" style:font-style-complex="normal"/>
    </style:style>
    <style:style style:name="P10" style:family="paragraph" style:parent-style-name="Standard">
      <style:text-properties officeooo:rsid="0010827c" officeooo:paragraph-rsid="0010827c"/>
    </style:style>
    <style:style style:name="P11" style:family="paragraph" style:parent-style-name="Standard">
      <style:text-properties officeooo:rsid="00128aa0" officeooo:paragraph-rsid="00128aa0"/>
    </style:style>
    <style:style style:name="P12" style:family="paragraph" style:parent-style-name="Standard">
      <style:text-properties officeooo:rsid="001044d4" officeooo:paragraph-rsid="001b6e19"/>
    </style:style>
    <style:style style:name="P13" style:family="paragraph" style:parent-style-name="Standard">
      <style:text-properties officeooo:rsid="001044d4" officeooo:paragraph-rsid="001044d4"/>
    </style:style>
    <style:style style:name="P14" style:family="paragraph" style:parent-style-name="Standard">
      <style:text-properties officeooo:rsid="00128aa0" officeooo:paragraph-rsid="00128aa0"/>
    </style:style>
    <style:style style:name="P15" style:family="paragraph" style:parent-style-name="Standard">
      <style:text-properties officeooo:rsid="00244b9a" officeooo:paragraph-rsid="00244b9a"/>
    </style:style>
    <style:style style:name="P16" style:family="paragraph" style:parent-style-name="Standard">
      <style:text-properties officeooo:rsid="00244b9a" officeooo:paragraph-rsid="002608aa"/>
    </style:style>
    <style:style style:name="P17" style:family="paragraph" style:parent-style-name="Preformatted_20_Text">
      <style:text-properties officeooo:rsid="0010827c" officeooo:paragraph-rsid="0010827c"/>
    </style:style>
    <style:style style:name="P18" style:family="paragraph" style:parent-style-name="Preformatted_20_Text">
      <style:text-properties officeooo:rsid="0010827c" officeooo:paragraph-rsid="0018b20c"/>
    </style:style>
    <style:style style:name="T1" style:family="text">
      <style:text-properties officeooo:rsid="0010827c"/>
    </style:style>
    <style:style style:name="T2" style:family="text">
      <style:text-properties fo:font-style="normal" style:font-style-asian="normal" style:font-style-complex="normal"/>
    </style:style>
    <style:style style:name="T3" style:family="text">
      <style:text-properties style:font-name="Liberation Mono" fo:font-size="10pt" fo:font-style="normal" style:font-size-asian="10pt" style:font-style-asian="normal" style:font-size-complex="10pt" style:font-style-complex="normal"/>
    </style:style>
    <style:style style:name="T4" style:family="text">
      <style:text-properties fo:font-size="10pt" style:font-size-asian="10pt" style:font-size-complex="10pt"/>
    </style:style>
    <style:style style:name="T5" style:family="text">
      <style:text-properties fo:font-size="10pt" officeooo:rsid="0010827c" style:font-size-asian="10pt" style:font-size-complex="10pt"/>
    </style:style>
    <style:style style:name="T6" style:family="text">
      <style:text-properties fo:font-size="10pt" officeooo:rsid="0018b20c" style:font-size-asian="10pt" style:font-size-complex="10pt"/>
    </style:style>
    <style:style style:name="T7" style:family="text">
      <style:text-properties fo:font-size="10pt" officeooo:rsid="001a7097" style:font-size-asian="10pt" style:font-size-complex="10pt"/>
    </style:style>
    <style:style style:name="T8" style:family="text">
      <style:text-properties style:font-name="Liberation Serif" fo:font-style="normal" style:font-style-asian="normal" style:font-style-complex="normal"/>
    </style:style>
    <style:style style:name="T9" style:family="text">
      <style:text-properties officeooo:rsid="001b6e19"/>
    </style:style>
    <style:style style:name="T10" style:family="text">
      <style:text-properties officeooo:rsid="001c10e5"/>
    </style:style>
    <style:style style:name="T11" style:family="text">
      <style:text-properties officeooo:rsid="0024fe26"/>
    </style:style>
    <style:style style:name="T12" style:family="text">
      <style:text-properties officeooo:rsid="002608a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e application can be found at LINK HERE.</text:p>
      <text:p text:style-name="P5">Install instructions:</text:p>
      <text:p text:style-name="P5">To run this <text:span text:style-name="T1">application, you require MySQL. To install MySQL use command</text:span></text:p>
      <text:p text:style-name="P8"><text:span text:style-name="T3">sudo apt install mysql-server.</text:span> <text:span text:style-name="T2">In case you want to remove MySQL after testing the application</text:span></text:p>
      <text:p text:style-name="P8"><text:span text:style-name="T8">you can use command</text:span><text:span text:style-name="T2"> </text:span></text:p>
      <text:p text:style-name="P8"><text:span text:style-name="T3">sudo apt remove mysql-server</text:span>.</text:p>
      <text:p text:style-name="P9">Now you have to create a database and an user for it. Use command</text:p>
      <text:p text:style-name="P1"><text:bookmark text:name="code-block-2"/><text:span text:style-name="Source_20_Text">sudo mysql –password</text:span></text:p>
      <text:p text:style-name="P3"/>
      <text:p text:style-name="P10">to open up MySQL.</text:p>
      <text:p text:style-name="P10">Now run these commands:</text:p>
      <text:p text:style-name="P2"><text:span text:style-name="Source_20_Text"><text:span text:style-name="T6">CREATE DATABASE</text:span></text:span><text:span text:style-name="Source_20_Text"><text:span text:style-name="T4"> db_signup; -- Create the new database</text:span></text:span></text:p>
      <text:p text:style-name="P18"><text:span text:style-name="Source_20_Text"><text:span text:style-name="T6">CREATE TABLE User (username varchar(100), password varchar(100));</text:span></text:span></text:p>
      <text:p text:style-name="P2"><text:span text:style-name="Source_20_Text"><text:span text:style-name="T6">CREATE USER</text:span></text:span><text:bookmark-start text:name="__DdeLink__97_2028806901"/><text:span text:style-name="Source_20_Text"><text:span text:style-name="T4"> '</text:span></text:span><text:bookmark-start text:name="__DdeLink__94_2028806901"/><text:span text:style-name="Source_20_Text"><text:span text:style-name="T4">signup</text:span></text:span><text:bookmark-end text:name="__DdeLink__94_2028806901"/><text:span text:style-name="Source_20_Text"><text:span text:style-name="T4">'@'%' identified by 'password';</text:span></text:span><text:bookmark-end text:name="__DdeLink__97_2028806901"/><text:span text:style-name="Source_20_Text"><text:span text:style-name="T4"> -- Creates the user</text:span></text:span></text:p>
      <text:p text:style-name="P4"><text:span text:style-name="Source_20_Text"><text:span text:style-name="T7">GRANT ALL</text:span></text:span><text:bookmark-start text:name="__DdeLink__99_2028806901"/><text:span text:style-name="Source_20_Text"><text:span text:style-name="T4"> </text:span></text:span><text:span text:style-name="Source_20_Text"><text:span text:style-name="T7">ON</text:span></text:span><text:span text:style-name="Source_20_Text"><text:span text:style-name="T4"> db_</text:span></text:span><text:span text:style-name="Source_20_Text"><text:span text:style-name="T5">signup</text:span></text:span><text:span text:style-name="Source_20_Text"><text:span text:style-name="T4">.* </text:span></text:span><text:span text:style-name="Source_20_Text"><text:span text:style-name="T7">TO</text:span></text:span><text:span text:style-name="Source_20_Text"><text:span text:style-name="T4"> '</text:span></text:span><text:span text:style-name="Source_20_Text"><text:span text:style-name="T5">signup</text:span></text:span><text:span text:style-name="Source_20_Text"><text:span text:style-name="T4">'@'%';</text:span></text:span><text:bookmark-end text:name="__DdeLink__99_2028806901"/><text:span text:style-name="Source_20_Text"><text:span text:style-name="T4"> -- Gives all the privileges to the new user on the newly created database</text:span></text:span></text:p>
      <text:p text:style-name="P11">The database is now ready, and the application can be used. Run the application in Netbeans and go to localhost:8080/form.</text:p>
      <text:p text:style-name="P11"/>
      <text:p text:style-name="P12">This is a simple web application for signing up to an event. <text:span text:style-name="T9">Only a registered user can add people to the event, but once registered the amount of people the user can add is unlimited.</text:span></text:p>
      <text:p text:style-name="P12">It has multiple security flaws from the “OWASP Top 10 security flaws” -list:</text:p>
      <text:p text:style-name="P7">-The application is vulnerable to an SQL-injection attack. <text:span text:style-name="T9">The coder has been very lazy and used simple SQL commands to make the user login functionality instead of the similar functionality that adds people to the list of attendees to the event, which is more securely done. </text:span></text:p>
      <text:p text:style-name="P6">-The application is vulnerable to sensitive data exposure. <text:span text:style-name="T9">With a SQL injection it is easy to read all the usernames and passwords, as well as all the names and addresses of the attendees. </text:span></text:p>
      <text:p text:style-name="P5">-The application in configured in an insecure way. <text:span text:style-name="T9">In the security configuration, there is just “http.authorizeRequests()</text:span>.anyRequest().permitAll();”, so all requests are allowed.</text:p>
      <text:p text:style-name="P5">-The application is vulnerable to a cross-site-scripting attack, because it does not properly validate the user inputs. <text:span text:style-name="T10">Users can add Javascript in the sign in form, that is executed when any user loads the site.</text:span> <text:s/>-This means it is also has insecure <text:bookmark-start text:name="__DdeLink__101_2028806901"/>deserializatin<text:span text:style-name="T10">g</text:span><text:bookmark-end text:name="__DdeLink__101_2028806901"/>. </text:p>
      <text:p text:style-name="P5"/>
      <text:p text:style-name="P15">How to identify: TODO</text:p>
      <text:p text:style-name="P15"/>
      <text:p text:style-name="P15">How to fix:</text:p>
      <text:p text:style-name="P16">There are ways that the flaws can be mostly fixed. The SQL-injection flaw could be fixed by sanitizing the requests and the input data. This could be done easily by utilizing the JpaRepository structure, so that this is done automatically. <text:span text:style-name="T11">This would also mostly mitigate the sensitive data exposure flaw.</text:span></text:p>
      <text:p text:style-name="P16"><text:span text:style-name="T12">The configuration should be done more securely. Only known, proper requests should be allowed.</text:span></text:p>
      <text:p text:style-name="P16"><text:span text:style-name="T12">The cross-site-scripting should be mitigated by making sure that the data is sanitized before it is added to the server. Thymeleaf does this automatically if th:text is used instead of th:utext, which is used on this si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0" meta:object-count="0" meta:page-count="1" meta:paragraph-count="26" meta:word-count="434" meta:character-count="2651" meta:non-whitespace-character-count="2237"/>
  </office:meta>
</office:document-meta>
</file>